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4" style:family="table-cell" style:parent-style-name="Default">
      <style:table-cell-properties fo:background-color="#b2b2b2"/>
    </style:style>
    <style:style style:name="ce5" style:family="table-cell" style:parent-style-name="Default">
      <style:table-cell-properties fo:background-color="#ffff00"/>
    </style:style>
    <style:style style:name="ce1" style:family="table-cell" style:parent-style-name="Default" style:data-style-name="N81"/>
    <style:style style:name="ce7" style:family="table-cell" style:parent-style-name="Default" style:data-style-name="N3">
      <style:table-cell-properties fo:background-color="#b2b2b2"/>
    </style:style>
    <style:style style:name="ce8" style:family="table-cell" style:parent-style-name="Default" style:data-style-name="N2">
      <style:table-cell-properties fo:background-color="#b2b2b2"/>
    </style:style>
    <style:style style:name="ce3" style:family="table-cell" style:parent-style-name="Default" style:data-style-name="N2"/>
    <style:style style:name="ce10" style:family="table-cell" style:parent-style-name="Default" style:data-style-name="N2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U_ref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m/s]</text:p>
          </table:table-cell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.225" calcext:value-type="float">
            <text:p>1,225</text:p>
          </table:table-cell>
          <table:table-cell office:value-type="string" calcext:value-type="string">
            <text:p>[kg/m^3]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table:style-name="ce1" office:value-type="float" office:value="0.0000181206" calcext:value-type="float">
            <text:p>1,81E-05</text:p>
          </table:table-cell>
          <table:table-cell office:value-type="string" calcext:value-type="string">
            <text:p>[Pa*s]</text:p>
          </table:table-cell>
        </table:table-row>
        <table:table-row table:style-name="ro1">
          <table:table-cell office:value-type="string" calcext:value-type="string">
            <text:p>nu</text:p>
          </table:table-cell>
          <table:table-cell table:style-name="ce1" table:formula="of:=mu/rho" office:value-type="float" office:value="0.0000147923265306122" calcext:value-type="float">
            <text:p>1,48E-05</text:p>
          </table:table-cell>
          <table:table-cell office:value-type="string" calcext:value-type="string">
            <text:p>[m^2/s]</text:p>
          </table:table-cell>
        </table:table-row>
        <table:table-row table:style-name="ro1">
          <table:table-cell office:value-type="string" calcext:value-type="string">
            <text:p>l_r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m]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m]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 calcext:value-type="string">
            <text:p>Re</text:p>
          </table:table-cell>
          <table:table-cell table:style-name="ce7" table:formula="of:=(U_ref*l_ref)/nu" office:value-type="float" office:value="2028078.54044569" calcext:value-type="float">
            <text:p>2 028 079</text:p>
          </table:table-cell>
          <table:table-cell table:style-name="ce4" office:value-type="string" calcext:value-type="string">
            <text:p>[-]</text:p>
          </table:table-cell>
        </table:table-row>
        <table:table-row table:style-name="ro1">
          <table:table-cell table:style-name="ce4" office:value-type="string" calcext:value-type="string">
            <text:p>C_mu</text:p>
          </table:table-cell>
          <table:table-cell table:style-name="ce4" office:value-type="float" office:value="0.09" calcext:value-type="float">
            <text:p>0,09</text:p>
          </table:table-cell>
          <table:table-cell table:style-name="ce4" office:value-type="string" calcext:value-type="string">
            <text:p>[-]</text:p>
          </table:table-cell>
        </table:table-row>
        <table:table-row table:style-name="ro1">
          <table:table-cell table:style-name="ce4" office:value-type="string" calcext:value-type="string">
            <text:p>L</text:p>
          </table:table-cell>
          <table:table-cell table:style-name="ce4" table:formula="of:=0.07*D" office:value-type="float" office:value="0.28" calcext:value-type="float">
            <text:p>0,28</text:p>
          </table:table-cell>
          <table:table-cell table:style-name="ce4" office:value-type="string" calcext:value-type="string">
            <text:p>[m]</text:p>
          </table:table-cell>
        </table:table-row>
        <table:table-row table:style-name="ro1">
          <table:table-cell table:style-name="ce4" office:value-type="string" calcext:value-type="string">
            <text:p>T_i</text:p>
          </table:table-cell>
          <table:table-cell table:style-name="ce8" table:formula="of:=0.16*Re^(-1/8)" office:value-type="float" office:value="0.0260456011949474" calcext:value-type="float">
            <text:p>0,03</text:p>
          </table:table-cell>
          <table:table-cell table:style-name="ce4" office:value-type="string" calcext:value-type="string">
            <text:p>[-]</text:p>
          </table:table-cell>
        </table:table-row>
        <table:table-row table:style-name="ro1">
          <table:table-cell/>
          <table:table-cell table:style-name="ce3"/>
          <table:table-cell/>
        </table:table-row>
        <table:table-row table:style-name="ro1">
          <table:table-cell table:style-name="ce5" office:value-type="string" calcext:value-type="string">
            <text:p>k</text:p>
          </table:table-cell>
          <table:table-cell table:style-name="ce10" table:formula="of:=1.5*(U_ref*T_i)^2" office:value-type="float" office:value="0.91580401116843" calcext:value-type="float">
            <text:p>0,92</text:p>
          </table:table-cell>
          <table:table-cell table:style-name="ce5" office:value-type="string" calcext:value-type="string">
            <text:p>[m^2/s^2]</text:p>
          </table:table-cell>
        </table:table-row>
        <table:table-row table:style-name="ro1">
          <table:table-cell table:style-name="ce5" office:value-type="string" calcext:value-type="string">
            <text:p>omega</text:p>
          </table:table-cell>
          <table:table-cell table:style-name="ce10" table:formula="of:=(k^0.5)/(C_mu*L)" office:value-type="float" office:value="37.9752577212172" calcext:value-type="float">
            <text:p>37,98</text:p>
          </table:table-cell>
          <table:table-cell table:style-name="ce5" office:value-type="string" calcext:value-type="string">
            <text:p>[1/s]</text:p>
          </table:table-cell>
        </table:table-row>
      </table:table>
      <table:named-expressions>
        <table:named-range table:name="C_mu" table:base-cell-address="$Arkusz1.$B$9" table:cell-range-address="$Arkusz1.$B$9"/>
        <table:named-range table:name="D" table:base-cell-address="$Arkusz1.$B$6" table:cell-range-address="$Arkusz1.$B$6"/>
        <table:named-range table:name="k" table:base-cell-address="$Arkusz1.$B$12" table:cell-range-address="$Arkusz1.$B$13"/>
        <table:named-range table:name="L" table:base-cell-address="$Arkusz1.$B$10" table:cell-range-address="$Arkusz1.$B$10"/>
        <table:named-range table:name="l_ref" table:base-cell-address="$Arkusz1.$B$5" table:cell-range-address="$Arkusz1.$B$5"/>
        <table:named-range table:name="mu" table:base-cell-address="$Arkusz1.$B$3" table:cell-range-address="$Arkusz1.$B$3"/>
        <table:named-range table:name="nu" table:base-cell-address="$Arkusz1.$B$4" table:cell-range-address="$Arkusz1.$B$4"/>
        <table:named-range table:name="Re" table:base-cell-address="$Arkusz1.$B$7" table:cell-range-address="$Arkusz1.$B$8"/>
        <table:named-range table:name="rho" table:base-cell-address="$Arkusz1.$B$2" table:cell-range-address="$Arkusz1.$B$2"/>
        <table:named-range table:name="T_i" table:base-cell-address="$Arkusz1.$B$11" table:cell-range-address="$Arkusz1.$B$11"/>
        <table:named-range table:name="U_ref" table:base-cell-address="$Arkusz1.$B$1" table:cell-range-address="$Arkusz1.$B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8T14:33:35.080282249</meta:creation-date>
    <meta:generator>LibreOffice/7.3.7.2$Linux_X86_64 LibreOffice_project/30$Build-2</meta:generator>
    <dc:date>2024-01-11T19:52:44.486890246</dc:date>
    <meta:editing-duration>PT36M30S</meta:editing-duration>
    <meta:editing-cycles>10</meta:editing-cycles>
    <meta:document-statistic meta:table-count="1" meta:cell-count="36" meta:object-count="0"/>
  </office:meta>
</office:document-meta>
</file>